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4796" officeooo:paragraph-rsid="001b4796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b4796" officeooo:paragraph-rsid="001b4796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officeooo:rsid="001c4de3" officeooo:paragraph-rsid="001c4de3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b4796" officeooo:paragraph-rsid="001b4796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1b4796" officeooo:paragraph-rsid="001b479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bold" officeooo:rsid="001d9f10" officeooo:paragraph-rsid="001d9f1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b71f7" officeooo:paragraph-rsid="001b71f7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c965f" officeooo:paragraph-rsid="001c965f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c965f" officeooo:paragraph-rsid="00202871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02871" officeooo:paragraph-rsid="00202871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0905b" officeooo:paragraph-rsid="0020905b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213de7" officeooo:paragraph-rsid="00213de7"/>
    </style:style>
    <style:style style:name="T1" style:family="text">
      <style:text-properties officeooo:rsid="001f0613"/>
    </style:style>
    <style:style style:name="T2" style:family="text">
      <style:text-properties officeooo:rsid="00202871"/>
    </style:style>
    <style:style style:name="T3" style:family="text">
      <style:text-properties officeooo:rsid="0020905b"/>
    </style:style>
    <style:style style:name="T4" style:family="text">
      <style:text-properties officeooo:rsid="00213d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oit </text:p>
      <text:p text:style-name="P1">TD1</text:p>
      <text:p text:style-name="P1"/>
      <text:p text:style-name="P1"/>
      <text:p text:style-name="P6">Thème 1 : Introduction au Droit</text:p>
      <text:p text:style-name="P6"/>
      <text:p text:style-name="P2">1ʳᵉ partie :</text:p>
      <text:p text:style-name="P2"/>
      <text:p text:style-name="P5">Article 311-1 du code pénal</text:p>
      <text:p text:style-name="P5">« Le vol est la soustraction frauduleuse de la chose d'autrui »</text:p>
      <text:p text:style-name="P5">Article 311-3 du code pénal</text:p>
      <text:p text:style-name="P5">« Le vol est puni de trois ans d'emprisonnement et de 45 000 euros d'amende »</text:p>
      <text:p text:style-name="P4"/>
      <text:p text:style-name="P7">L’article 311-1 vise à protéger les droits des individus, mais aussi les biens, cela vise le droit privé</text:p>
      <text:p text:style-name="P7"/>
      <text:p text:style-name="P7">L’article 311-3 ne s’intéresse pas à la victime mais à l’atteinte de l’ordre public, cela vise le droit public</text:p>
      <text:p text:style-name="P7"/>
      <text:p text:style-name="P3">2ᵉ partie :</text:p>
      <text:p text:style-name="P3"/>
      <text:p text:style-name="P8">1) <text:span text:style-name="T1">Vrai</text:span></text:p>
      <text:p text:style-name="P8">2) Faux</text:p>
      <text:p text:style-name="P8">3) Vrai</text:p>
      <text:p text:style-name="P8">4) Faux</text:p>
      <text:p text:style-name="P8">5) Faux</text:p>
      <text:p text:style-name="P8">6) Vrai</text:p>
      <text:p text:style-name="P8">7) Vrai</text:p>
      <text:p text:style-name="P8">8) Faux</text:p>
      <text:p text:style-name="P9">9) <text:span text:style-name="T2">Vrai</text:span></text:p>
      <text:p text:style-name="P9">10) <text:span text:style-name="T2">Faux</text:span></text:p>
      <text:p text:style-name="P10">11) Vrai</text:p>
      <text:p text:style-name="P10">12) <text:span text:style-name="T3">Faux</text:span></text:p>
      <text:p text:style-name="P11">13) <text:span text:style-name="T4">Vrai</text:span></text:p>
      <text:p text:style-name="P12">14) Faux</text:p>
      <text:p text:style-name="P12">15) Vra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6:36:54.168073690</meta:creation-date>
    <dc:date>2023-03-27T16:54:33.185991383</dc:date>
    <meta:editing-duration>PT17M33S</meta:editing-duration>
    <meta:editing-cycles>10</meta:editing-cycles>
    <meta:generator>LibreOffice/7.4.6.2$Linux_X86_64 LibreOffice_project/40$Build-2</meta:generator>
    <meta:document-statistic meta:table-count="0" meta:image-count="0" meta:object-count="0" meta:page-count="1" meta:paragraph-count="26" meta:word-count="119" meta:character-count="582" meta:non-whitespace-character-count="488"/>
  </office:meta>
</office:document-meta>
</file>